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800000546CCFE9AA14E7175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8a303" draw:marker-start-width="0.252cm" draw:marker-end-width="0.252cm" draw:fill="none" draw:textarea-horizontal-align="justify" draw:textarea-vertical-align="middle" draw:auto-grow-height="false" fo:min-height="3.216cm" fo:min-width="3.21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c5c00" draw:marker-start-width="0.252cm" draw:marker-end-width="0.252cm" draw:fill="none" draw:textarea-horizontal-align="justify" draw:textarea-vertical-align="middle" draw:auto-grow-height="false" fo:min-height="0.778cm" fo:min-width="2.68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fc5c00" draw:marker-start-width="0.252cm" draw:marker-end-width="0.252cm" draw:fill="none" draw:fill-color="#ffffff" draw:textarea-horizontal-align="justify" draw:textarea-vertical-align="middle" draw:auto-grow-height="false" fo:min-height="0.566cm" fo:min-width="1.216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28cm" svg:stroke-color="#fc5c00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fc5c00" draw:marker-start-width="0.242cm" draw:marker-end="Arrowheads_20_2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fc5c00" draw:marker-start-width="0.252cm" draw:marker-end-width="0.252cm" draw:fill="solid" draw:fill-color="#ffffff" draw:textarea-horizontal-align="justify" draw:textarea-vertical-align="middle" draw:auto-grow-height="false" fo:min-height="0.566cm" fo:min-width="1.21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28cm" svg:stroke-color="#18a303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18a303" draw:marker-start-width="0.242cm" draw:marker-end="Arrowheads_20_4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466cm" fo:min-width="4.216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28cm" svg:stroke-color="#fc5c00" draw:marker-start-width="0.242cm" draw:marker-end="Arrowheads_20_5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66cm" fo:min-width="2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svg:stroke-width="0.028cm" svg:stroke-color="#fc5c00" draw:marker-start-width="0.242cm" draw:marker-end="Arrowheads_20_6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6cm" fo:min-width="2.466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16cm" fo:min-width="1.092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c5c00" loext:opacity="100%" fo:font-style="italic" style:font-style-asian="italic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fo:color="#fc5c00" loext:opacity="100%" fo:font-style="italic" style:font-style-asian="italic" style:font-style-complex="italic"/>
    </style:style>
    <style:style style:name="P5" style:family="paragraph">
      <style:paragraph-properties fo:text-align="center" style:writing-mode="lr-tb"/>
      <style:text-properties style:font-name="Courier New1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ourier New1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Courier New1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18a303" loext:opacity="100%" fo:font-style="italic" style:font-style-asian="italic" style:font-style-complex="italic"/>
    </style:style>
    <style:style style:name="T2" style:family="text">
      <style:text-properties fo:color="#18a303" loext:opacity="100%" fo:font-size="6pt" fo:font-style="italic" style:font-size-asian="6pt" style:font-style-asian="italic" style:font-size-complex="6pt" style:font-style-complex="italic"/>
    </style:style>
    <style:style style:name="T3" style:family="text">
      <style:text-properties style:text-position="-8% 58%"/>
    </style:style>
    <style:style style:name="T4" style:family="text">
      <style:text-properties style:text-position="0% 100%"/>
    </style:style>
    <style:style style:name="T5" style:family="text">
      <style:text-properties fo:text-transform="lowercase"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6" style:family="text">
      <style:text-properties fo:color="#fc5c00" loext:opacity="100%" fo:font-style="italic" style:font-style-asian="italic" style:font-style-complex="italic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75cm" svg:height="3.5cm" svg:x="0.15cm" svg:y="2.25cm">
          <text:p text:style-name="P1"><text:span text:style-name="T1">datagram</text:span></text:p>
          <text:p text:style-name="P1"><text:span text:style-name="T2"/></text:p>
          <text:p text:style-name="P1">t, T, p, x<text:span text:style-name="T3">in</text:span><text:span text:style-name="T4">, </text:span><text:span text:style-name="T5">Ṁ</text:span></text:p>
          <text:p text:style-name="P1"><text:span text:style-name="T4">Q</text:span><text:span text:style-name="T3">0</text:span><text:span text:style-name="T4">, Q</text:span><text:span text:style-name="T3">s</text:span><text:span text:style-name="T4">, f</text:span><text:span text:style-name="T3">0</text:span><text:span text:style-name="T4">, f</text:span><text:span text:style-name="T3">s</text:span></text:p>
          <text:p text:style-name="P1"><text:span text:style-name="T4">x</text:span><text:span text:style-name="T3">ou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549cm" svg:height="1.5cm" svg:x="1.451cm" svg:y="0.251cm">
          <text:p text:style-name="P3"><text:span text:style-name="T6">parameter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3.5cm" svg:height="1.7cm" svg:x="5.551cm" svg:y="4.651cm">
          <text:p text:style-name="P5"><text:span text:style-name="T7">dg2p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s" svg:x1="6cm" svg:y1="1.001cm" svg:x2="7.3cm" svg:y2="1.75cm" draw:start-shape="id1" draw:start-glue-point="10" draw:end-shape="id2" draw:end-glue-point="4" svg:d="M6000 1001h518l782 231v518" svg:viewBox="0 0 1301 750">
          <text:p/>
        </draw:connector>
        <draw:connector draw:style-name="gr5" draw:text-style-name="P7" draw:layer="layout" draw:type="lines" svg:x1="6cm" svg:y1="1.001cm" svg:x2="7.301cm" svg:y2="4.651cm" draw:start-shape="id1" draw:start-glue-point="10" draw:end-shape="id3" draw:end-glue-point="4" svg:d="M6000 1001h518l783 3132v518" svg:viewBox="0 0 1302 3651">
          <text:p/>
        </draw:connector>
        <draw:custom-shape draw:style-name="gr6" draw:text-style-name="P8" xml:id="id2" draw:id="id2" draw:layer="layout" svg:width="3.5cm" svg:height="1.7cm" svg:x="5.55cm" svg:y="1.75cm">
          <text:p text:style-name="P5"><text:span text:style-name="T7">dg2j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draw:type="lines" svg:x1="3.9cm" svg:y1="4cm" svg:x2="5.55cm" svg:y2="2.6cm" draw:start-shape="id4" draw:start-glue-point="1" draw:end-shape="id2" draw:end-glue-point="5" svg:d="M3900 4000h518l614-1400h518" svg:viewBox="0 0 1651 1401">
          <text:p/>
        </draw:connector>
        <draw:connector draw:style-name="gr8" draw:text-style-name="P7" draw:layer="layout" draw:type="lines" svg:x1="3.9cm" svg:y1="4cm" svg:x2="5.551cm" svg:y2="5.501cm" draw:start-shape="id4" draw:start-glue-point="1" draw:end-shape="id3" draw:end-glue-point="5" svg:d="M3900 4000h518l615 1501h518" svg:viewBox="0 0 1652 1502">
          <text:p/>
        </draw:connector>
        <draw:custom-shape draw:style-name="gr9" draw:text-style-name="P2" xml:id="id5" draw:id="id5" draw:layer="layout" svg:width="4.75cm" svg:height="3.75cm" svg:x="11.2cm" svg:y="4.6cm">
          <text:p text:style-name="P1"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9.051cm" svg:y1="5.501cm" svg:x2="11.2cm" svg:y2="6.475cm" draw:start-shape="id3" draw:start-glue-point="7" draw:end-shape="id5" draw:end-glue-point="3" svg:d="M9051 5501h1075v974h1074" svg:viewBox="0 0 2150 975">
          <text:p/>
        </draw:connector>
        <draw:custom-shape draw:style-name="gr11" draw:text-style-name="P2" xml:id="id6" draw:id="id6" draw:layer="layout" svg:width="3cm" svg:height="1.35cm" svg:x="10cm" svg:y="1.55cm">
          <text:p text:style-name="P1"><text:span text:style-name="T8">JSON</text:span> data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9.05cm" svg:y1="2.6cm" svg:x2="10cm" svg:y2="2.225cm" draw:start-shape="id2" draw:start-glue-point="7" draw:end-shape="id6" draw:end-glue-point="3" svg:d="M9050 2600h476v-375h474" svg:viewBox="0 0 951 376">
          <text:p/>
        </draw:connector>
        <draw:custom-shape draw:style-name="gr13" draw:text-style-name="P2" xml:id="id7" draw:id="id7" draw:layer="layout" svg:width="3cm" svg:height="1.5cm" svg:x="14.1cm" svg:y="2.8cm">
          <text:p text:style-name="P1"><text:span text:style-name="T8">CSV</text:span> data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13cm" svg:y1="2.225cm" svg:x2="14.1cm" svg:y2="3.55cm" draw:start-shape="id6" draw:start-glue-point="1" draw:end-shape="id7" draw:end-glue-point="3" svg:d="M13000 2225h550v1325h550" svg:viewBox="0 0 1101 1326">
          <text:p/>
        </draw:connector>
        <draw:custom-shape draw:style-name="gr15" draw:text-style-name="P8" xml:id="id8" draw:id="id8" draw:layer="layout" svg:width="3.25cm" svg:height="2.199cm" svg:x="14.1cm" svg:y="0.351cm">
          <text:p text:style-name="P5"><text:span text:style-name="T7">jupy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7" draw:layer="layout" svg:x1="13cm" svg:y1="2.225cm" svg:x2="14.1cm" svg:y2="1.451cm" draw:start-shape="id6" draw:start-glue-point="1" draw:end-shape="id8" draw:end-glue-point="5" svg:d="M13000 2225h550v-774h550" svg:viewBox="0 0 1101 775">
          <text:p/>
        </draw:connector>
        <draw:frame draw:style-name="gr17" draw:text-style-name="P9" draw:layer="layout" svg:width="4.5cm" svg:height="3.375cm" svg:x="11.3cm" svg:y="4.775cm">
          <draw:image xlink:href="Pictures/100002010000070800000546CCFE9AA14E71758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8T08:46:07.677368545</meta:creation-date>
    <dc:date>2021-05-28T15:09:07.355350164</dc:date>
    <meta:editing-duration>PT5M14S</meta:editing-duration>
    <meta:editing-cycles>2</meta:editing-cycles>
    <meta:generator>LibreOffice/7.1.3.2$Linux_X86_64 LibreOffice_project/10$Build-2</meta:generator>
    <meta:document-statistic meta:object-count="17"/>
  </office:meta>
</office:document-meta>
</file>